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e9777" style:font-weight-asian="bold" style:font-weight-complex="bold"/>
    </style:style>
    <style:style style:name="P2" style:family="paragraph" style:parent-style-name="Heading_20_1" style:master-page-name="Standard">
      <style:paragraph-properties style:page-number="auto"/>
      <style:text-properties officeooo:paragraph-rsid="001e9777"/>
    </style:style>
    <style:style style:name="P3" style:family="paragraph" style:parent-style-name="Heading_20_2">
      <style:text-properties fo:language="en" fo:country="US" fo:font-weight="bold" officeooo:paragraph-rsid="001e9777" style:font-weight-asian="bold"/>
    </style:style>
    <style:style style:name="P4" style:family="paragraph" style:parent-style-name="Heading_20_2">
      <style:text-properties fo:language="en" fo:country="US" officeooo:rsid="00254f5a" officeooo:paragraph-rsid="001e9777"/>
    </style:style>
    <style:style style:name="P5" style:family="paragraph" style:parent-style-name="Heading_20_2">
      <style:text-properties fo:language="en" fo:country="US" officeooo:paragraph-rsid="001e9777"/>
    </style:style>
    <style:style style:name="P6" style:family="paragraph" style:parent-style-name="Heading_20_4">
      <style:text-properties officeooo:rsid="001b822b" officeooo:paragraph-rsid="001e9777"/>
    </style:style>
    <style:style style:name="P7" style:family="paragraph" style:parent-style-name="Heading_20_4">
      <style:text-properties fo:language="en" fo:country="US" officeooo:rsid="00154fb6" officeooo:paragraph-rsid="001e9777"/>
    </style:style>
    <style:style style:name="P8" style:family="paragraph" style:parent-style-name="List_20_Paragraph" style:list-style-name="WWNum1">
      <style:text-properties officeooo:rsid="0015d1d3" officeooo:paragraph-rsid="001e9777"/>
    </style:style>
    <style:style style:name="P9" style:family="paragraph" style:parent-style-name="List_20_Paragraph" style:list-style-name="WWNum1">
      <style:text-properties officeooo:paragraph-rsid="001e9777"/>
    </style:style>
    <style:style style:name="P10" style:family="paragraph" style:parent-style-name="Standard">
      <style:text-properties fo:language="en" fo:country="US" officeooo:rsid="00154fb6" officeooo:paragraph-rsid="001e9777"/>
    </style:style>
    <style:style style:name="P11" style:family="paragraph" style:parent-style-name="Standard">
      <style:text-properties fo:language="en" fo:country="US" officeooo:rsid="001f607e" officeooo:paragraph-rsid="001e9777"/>
    </style:style>
    <style:style style:name="P12" style:family="paragraph" style:parent-style-name="Standard">
      <style:text-properties fo:language="en" fo:country="US" officeooo:rsid="0004a40a" officeooo:paragraph-rsid="001e9777"/>
    </style:style>
    <style:style style:name="P13" style:family="paragraph" style:parent-style-name="Standard">
      <style:text-properties fo:language="en" fo:country="US" officeooo:rsid="001b822b" officeooo:paragraph-rsid="001e9777"/>
    </style:style>
    <style:style style:name="P14" style:family="paragraph" style:parent-style-name="Standard">
      <style:text-properties fo:language="en" fo:country="US" officeooo:rsid="00211067" officeooo:paragraph-rsid="001e9777"/>
    </style:style>
    <style:style style:name="P15" style:family="paragraph" style:parent-style-name="Standard">
      <style:text-properties fo:language="en" fo:country="US" officeooo:rsid="00179c68" officeooo:paragraph-rsid="001e9777"/>
    </style:style>
    <style:style style:name="P16" style:family="paragraph" style:parent-style-name="Standard">
      <style:text-properties fo:language="en" fo:country="US" officeooo:rsid="001fe66b" officeooo:paragraph-rsid="001e9777"/>
    </style:style>
    <style:style style:name="P17" style:family="paragraph" style:parent-style-name="Standard">
      <style:text-properties fo:language="en" fo:country="US" officeooo:rsid="000fa15c" officeooo:paragraph-rsid="001e9777"/>
    </style:style>
    <style:style style:name="P18" style:family="paragraph" style:parent-style-name="Standard">
      <style:text-properties fo:language="en" fo:country="US" officeooo:rsid="00104249" officeooo:paragraph-rsid="001e9777"/>
    </style:style>
    <style:style style:name="P19" style:family="paragraph" style:parent-style-name="Standard">
      <style:text-properties fo:language="en" fo:country="US" officeooo:rsid="00127a8d" officeooo:paragraph-rsid="001e9777"/>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1e9777"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1e9777" style:font-style-asian="italic" style:font-weight-asian="normal" style:font-weight-complex="normal"/>
    </style:style>
    <style:style style:name="P22" style:family="paragraph" style:parent-style-name="Standard">
      <style:text-properties fo:language="en" fo:country="US" fo:font-style="italic" style:text-underline-style="solid" style:text-underline-width="auto" style:text-underline-color="font-color" fo:font-weight="normal" officeooo:rsid="001a1df9" officeooo:paragraph-rsid="001e9777" style:font-style-asian="italic" style:font-weight-asian="normal" style:font-weight-complex="normal"/>
    </style:style>
    <style:style style:name="P23" style:family="paragraph" style:parent-style-name="Standard">
      <style:text-properties fo:language="en" fo:country="US" officeooo:paragraph-rsid="001e9777"/>
    </style:style>
    <style:style style:name="P24" style:family="paragraph" style:parent-style-name="Standard">
      <style:text-properties officeooo:rsid="00154fb6" officeooo:paragraph-rsid="001e9777"/>
    </style:style>
    <style:style style:name="P25" style:family="paragraph" style:parent-style-name="Standard">
      <style:text-properties style:text-underline-style="solid" style:text-underline-width="auto" style:text-underline-color="font-color" fo:font-weight="bold" officeooo:rsid="001f860d" officeooo:paragraph-rsid="001e9777" style:font-weight-asian="bold" style:font-weight-complex="bold"/>
    </style:style>
    <style:style style:name="P26" style:family="paragraph" style:parent-style-name="Standard">
      <style:text-properties officeooo:paragraph-rsid="001e9777"/>
    </style:style>
    <style:style style:name="P2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e9777"/>
    </style:style>
    <style:style style:name="P28" style:family="paragraph" style:parent-style-name="Text_20_body">
      <style:text-properties officeooo:rsid="001d39bd" officeooo:paragraph-rsid="001e9777"/>
    </style:style>
    <style:style style:name="P29" style:family="paragraph" style:parent-style-name="Text_20_body">
      <style:text-properties fo:language="en" fo:country="US" officeooo:rsid="001b822b" officeooo:paragraph-rsid="001e9777"/>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0ab37e"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15cabe"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4" style:family="text">
      <style:text-properties fo:color="#2e74b5" style:font-name="Calibri Light" fo:font-size="16pt" fo:language="en" fo:country="US" fo:font-style="italic"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0ab37e" style:font-name-asian="Calibri" style:font-size-asian="16pt" style:font-style-asian="italic" style:font-weight-asian="bold" style:font-name-complex="Tahoma" style:font-size-complex="16pt"/>
    </style:style>
    <style:style style:name="T6"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7" style:family="text">
      <style:text-properties fo:language="en" fo:country="US"/>
    </style:style>
    <style:style style:name="T8" style:family="text">
      <style:text-properties fo:language="en" fo:country="US" officeooo:rsid="001d8159"/>
    </style:style>
    <style:style style:name="T9" style:family="text">
      <style:text-properties fo:language="en" fo:country="US" officeooo:rsid="001f860d"/>
    </style:style>
    <style:style style:name="T10" style:family="text">
      <style:text-properties fo:language="en" fo:country="US" style:text-underline-style="solid" style:text-underline-width="auto" style:text-underline-color="font-color" officeooo:rsid="00154fb6"/>
    </style:style>
    <style:style style:name="T11" style:family="text">
      <style:text-properties fo:language="en" fo:country="US" style:text-underline-style="solid" style:text-underline-width="auto" style:text-underline-color="font-color" officeooo:rsid="001f860d"/>
    </style:style>
    <style:style style:name="T12" style:family="text">
      <style:text-properties fo:language="en" fo:country="US" officeooo:rsid="001f607e"/>
    </style:style>
    <style:style style:name="T13" style:family="text">
      <style:text-properties fo:language="en" fo:country="US" officeooo:rsid="001d39bd"/>
    </style:style>
    <style:style style:name="T14" style:family="text">
      <style:text-properties fo:language="en" fo:country="US" officeooo:rsid="00064980"/>
    </style:style>
    <style:style style:name="T15" style:family="text">
      <style:text-properties fo:language="en" fo:country="US" officeooo:rsid="000ab37e"/>
    </style:style>
    <style:style style:name="T16" style:family="text">
      <style:text-properties fo:language="en" fo:country="US" officeooo:rsid="001fcb8a"/>
    </style:style>
    <style:style style:name="T17" style:family="text">
      <style:text-properties fo:language="en" fo:country="US" officeooo:rsid="001d173d"/>
    </style:style>
    <style:style style:name="T18" style:family="text">
      <style:text-properties fo:language="en" fo:country="US" officeooo:rsid="002181b2"/>
    </style:style>
    <style:style style:name="T19" style:family="text">
      <style:text-properties fo:language="en" fo:country="US" officeooo:rsid="00154fb6"/>
    </style:style>
    <style:style style:name="T20" style:family="text">
      <style:text-properties fo:language="en" fo:country="US" officeooo:rsid="0004a40a"/>
    </style:style>
    <style:style style:name="T21" style:family="text">
      <style:text-properties fo:language="en" fo:country="US" officeooo:rsid="001b822b"/>
    </style:style>
    <style:style style:name="T22" style:family="text">
      <style:text-properties fo:language="en" fo:country="US" officeooo:rsid="00023068"/>
    </style:style>
    <style:style style:name="T23" style:family="text">
      <style:text-properties fo:language="en" fo:country="US" officeooo:rsid="001f4f57"/>
    </style:style>
    <style:style style:name="T24" style:family="text">
      <style:text-properties fo:language="en" fo:country="US" officeooo:rsid="001a1df9"/>
    </style:style>
    <style:style style:name="T25" style:family="text">
      <style:text-properties fo:language="en" fo:country="US" officeooo:rsid="000fb09f"/>
    </style:style>
    <style:style style:name="T26" style:family="text">
      <style:text-properties fo:language="en" fo:country="US" officeooo:rsid="00074973"/>
    </style:style>
    <style:style style:name="T27" style:family="text">
      <style:text-properties fo:language="en" fo:country="US" officeooo:rsid="001d6526"/>
    </style:style>
    <style:style style:name="T28" style:family="text">
      <style:text-properties fo:language="en" fo:country="US" officeooo:rsid="001778fe"/>
    </style:style>
    <style:style style:name="T29" style:family="text">
      <style:text-properties fo:language="en" fo:country="US" officeooo:rsid="00016e55"/>
    </style:style>
    <style:style style:name="T30" style:family="text">
      <style:text-properties fo:language="en" fo:country="US" officeooo:rsid="001c42e6"/>
    </style:style>
    <style:style style:name="T31" style:family="text">
      <style:text-properties fo:language="en" fo:country="US" officeooo:rsid="00211067"/>
    </style:style>
    <style:style style:name="T32" style:family="text">
      <style:text-properties fo:language="en" fo:country="US" officeooo:rsid="00232a4a"/>
    </style:style>
    <style:style style:name="T33" style:family="text">
      <style:text-properties fo:language="en" fo:country="US" officeooo:rsid="001fc6da"/>
    </style:style>
    <style:style style:name="T34" style:family="text">
      <style:text-properties fo:language="en" fo:country="US" officeooo:rsid="001e9777"/>
    </style:style>
    <style:style style:name="T35" style:family="text">
      <style:text-properties officeooo:rsid="001d173d"/>
    </style:style>
    <style:style style:name="T36" style:family="text">
      <style:text-properties officeooo:rsid="000b7cd2"/>
    </style:style>
    <style:style style:name="T37" style:family="text">
      <style:text-properties officeooo:rsid="00064980"/>
    </style:style>
    <style:style style:name="T38" style:family="text">
      <style:text-properties officeooo:rsid="00179c68"/>
    </style:style>
    <style:style style:name="T39" style:family="text">
      <style:text-properties officeooo:rsid="001f4f57"/>
    </style:style>
    <style:style style:name="T40" style:family="text">
      <style:text-properties officeooo:rsid="001f607e"/>
    </style:style>
    <style:style style:name="T41" style:family="text">
      <style:text-properties fo:font-style="italic" style:text-underline-style="solid" style:text-underline-width="auto" style:text-underline-color="font-color" fo:font-weight="bold" style:font-style-asian="italic" style:font-weight-asian="bold"/>
    </style:style>
    <style:style style:name="T42" style:family="text">
      <style:text-properties fo:font-style="italic" style:text-underline-style="solid" style:text-underline-width="auto" style:text-underline-color="font-color" fo:font-weight="bold" officeooo:rsid="000e1cb5" style:font-style-asian="italic" style:font-weight-asian="bold"/>
    </style:style>
    <style:style style:name="T43" style:family="text">
      <style:text-properties fo:font-style="italic" style:text-underline-style="solid" style:text-underline-width="auto" style:text-underline-color="font-color" fo:font-weight="bold" officeooo:rsid="000fa590" style:font-style-asian="italic" style:font-weight-asian="bold"/>
    </style:style>
    <style:style style:name="T44" style:family="text">
      <style:text-properties fo:font-style="italic" style:text-underline-style="solid" style:text-underline-width="auto" style:text-underline-color="font-color" fo:font-weight="bold" officeooo:rsid="0012ee52" style:font-style-asian="italic" style:font-weight-asian="bold"/>
    </style:style>
    <style:style style:name="T45" style:family="text">
      <style:text-properties fo:font-style="italic" style:text-underline-style="solid" style:text-underline-width="auto" style:text-underline-color="font-color" fo:font-weight="bold" officeooo:rsid="00156e8e" style:font-style-asian="italic" style:font-weight-asian="bold"/>
    </style:style>
    <style:style style:name="T46" style:family="text">
      <style:text-properties style:text-position="super 58%"/>
    </style:style>
    <style:style style:name="T47" style:family="text">
      <style:text-properties style:text-position="super 58%" fo:font-style="italic" style:text-underline-style="solid" style:text-underline-width="auto" style:text-underline-color="font-color" fo:font-weight="bold" style:font-style-asian="italic" style:font-weight-asian="bold"/>
    </style:style>
    <style:style style:name="T4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50" style:family="text">
      <style:text-properties officeooo:rsid="001e9777"/>
    </style:style>
    <style:style style:name="T51"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4">2021 September</text:span><text:span text:style-name="T3"> Template beta 1 –</text:span><text:span text:style-name="T4"> 2021 August 24</text:span><text:span text:style-name="T6">th</text:span></text:h>
      <text:h text:style-name="P3" text:outline-level="2">Table of contents<text:bookmark text:name="_GoBack"/></text:h>
      <text:list xml:id="list467281908" text:style-name="WWNum1">
        <text:list-item>
          <text:p text:style-name="P8"><text:a xlink:type="simple" xlink:href="#Today |outline" text:style-name="Internet_20_link" text:visited-style-name="Visited_20_Internet_20_Link"><text:span text:style-name="T7">today</text:span></text:a></text:p>
        </text:list-item>
        <text:list-item>
          <text:p text:style-name="P9"><text:a xlink:type="simple" xlink:href="#_End_of_day" text:style-name="ListLabel_20_1" text:visited-style-name="ListLabel_20_1"><text:span text:style-name="Internet_20_link"><text:span text:style-name="T7">End of day (outro)</text:span></text:span></text:a></text:p>
        </text:list-item>
        <text:list-item>
          <text:p text:style-name="P9"><text:a xlink:type="simple" xlink:href="#_End_of_today’s" text:style-name="ListLabel_20_1" text:visited-style-name="ListLabel_20_1"><text:span text:style-name="Internet_20_link"><text:span text:style-name="T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8"> – </text:span></text:span><text:span text:style-name="Internet_20_link"><text:span text:style-name="T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1">evening/</text:span></text:span></text:a><text:a xlink:type="simple" xlink:href="#0.0.0.6.Evening/Mid-day notes (laptop)|outline" text:style-name="Internet_20_link" text:visited-style-name="Visited_20_Internet_20_Link"><text:span text:style-name="Internet_20_link"><text:span text:style-name="T1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1">evening/</text:span></text:span></text:a><text:a xlink:type="simple" xlink:href="#0.0.0.7.Evening/Mid-day notes (phone)|outline" text:style-name="Internet_20_link" text:visited-style-name="Visited_20_Internet_20_Link"><text:span text:style-name="Internet_20_link"><text:span text:style-name="T1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0">overnight notes (phone)</text:span></text:span></text:a></text:p>
        </text:list-item>
      </text:list>
      <text:p text:style-name="P23">#### Words total <text:span text:style-name="T35">(see: end of day)</text:span></text:p>
      <text:p text:style-name="P23">// <text:span text:style-name="T36">This section is hardly ever filled out</text:span></text:p>
      <text:h text:style-name="P4" text:outline-level="2">Today </text:h>
      <text:p text:style-name="P26"><text:span text:style-name="T12">Today is </text:span><text:span text:style-name="T34">2021, DoW September</text:span><text:span text:style-name="T7"> </text:span><text:span text:style-name="T13">X</text:span><text:span text:style-name="T12">. </text:span><text:span text:style-name="T14">Yesterday was 2021, </text:span><text:span text:style-name="T34">DoW September X</text:span><text:span text:style-name="T14">.</text:span><text:span text:style-name="T12"> </text:span><text:span text:style-name="T19">I woke up at :</text:span><text:span text:style-name="T20"> </text:span><text:span text:style-name="T19">am </text:span><text:span text:style-name="T21">t</text:span><text:span text:style-name="T22">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6"><text:span text:style-name="T21">I worked on my journaling from yesterday </text:span><text:span text:style-name="T20">(</text:span><text:span text:style-name="T34">2021, </text:span><text:span text:style-name="T23">DoW,</text:span><text:span text:style-name="T20"> </text:span><text:span text:style-name="T34">September</text:span><text:span text:style-name="T24"> </text:span><text:span text:style-name="T34">X</text:span><text:span text:style-name="T20">)</text:span><text:span text:style-name="T21"> from pm up until pm while I listened to </text:span><text:span text:style-name="T25">| </text:span><text:span text:style-name="T21">then I copy and pasted it into th</text:span><text:span text:style-name="T24">e </text:span><text:span text:style-name="T34">2021 September</text:span><text:span text:style-name="T21"> compilation document, then I wrote about my day from today </text:span><text:span text:style-name="T20">(</text:span><text:span text:style-name="T34">2021, </text:span><text:span text:style-name="T20">D</text:span><text:span text:style-name="T23">oW,</text:span><text:span text:style-name="T26"> </text:span><text:span text:style-name="T34">September</text:span><text:span text:style-name="T24"> x</text:span><text:span text:style-name="T20">)</text:span><text:span text:style-name="T21"> from pm up until pm while I listened to </text:span><text:span text:style-name="T25">| </text:span><text:span text:style-name="T21">Next I took a screenshot of my desktop (Since I take daily screenshots of my desktop) here is the one from today:</text:span></text:p>
      <text:p text:style-name="P15"/>
      <text:p text:style-name="P13">Next I got onto Khan Academy, then I worked on subject <text:span text:style-name="T37">&gt;&gt;&gt;&gt; &gt;&gt;&gt; &gt;&gt; &gt;</text:span> <text:span text:style-name="T38">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13"/>
      <text:p text:style-name="P12"><text:soft-page-break/>###Duplicated for ease of use, delete previous if not used before KA session. <text:span text:style-name="T39">Do not remove this header, it declares a part 2 to the evening notes. Only delete if secondary evening notes are not needed</text:span></text:p>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4"><text:span text:style-name="T7">I eventually fell asleep at </text:span><text:span text:style-name="T20">|</text:span><text:span text:style-name="T7"> </text:span><text:span text:style-name="T20">a/</text:span><text:span text:style-name="T7">pm. </text:span><text:span text:style-name="T27">P</text:span><text:span text:style-name="T28">lease note the time I fell asleep is an estimate based on past patterns and how tired I feel at the last note update of the night. </text:span><text:span text:style-name="T29">I had a [term</text:span><text:span text:style-name="T18">]</text:span><text:span text:style-name="T29"> day with my journaling today, getting over </text:span><text:span text:style-name="T30">0,</text:span><text:span text:style-name="T31">9</text:span><text:span text:style-name="T14">3</text:span><text:span text:style-name="T23">5</text:span><text:span text:style-name="T32"> </text:span><text:span text:style-name="T29">words, and over </text:span><text:span text:style-name="T31">05</text:span><text:span text:style-name="T29">,</text:span><text:span text:style-name="T31">3</text:span><text:span text:style-name="T14">6</text:span><text:span text:style-name="T31">5</text:span><text:span text:style-name="T32"> </text:span><text:span text:style-name="T29">characters. </text:span><text:span text:style-name="T23">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9">There are </text:span><text:span text:style-name="T33">0</text:span><text:span text:style-name="T30">3 </text:span><text:span text:style-name="T29">pages in today’s document according to LibreOffice writer. </text:span><text:span text:style-name="T16">Note that “how good” of a day I had with my journaling depends on the word and character counts. </text:span><text:span text:style-name="T18">Other document qualities rely on different measurements</text:span></text:p>
      <text:p text:style-name="P25"><text:span text:style-name="T29">N</text:span><text:span text:style-name="T7">ote reference and outro start below here:</text:span></text:p>
      <text:h text:style-name="P6" text:outline-level="4">Overnight notes (phone) – last night (for reference)</text:h>
      <text:p text:style-name="P28">Insert here/None available</text:p>
      <text:h text:style-name="P7" text:outline-level="4">Morning notes (laptop)</text:h>
      <text:p text:style-name="P29">Insert here/None available</text:p>
      <text:h text:style-name="P7" text:outline-level="4">Morning notes (phone)</text:h>
      <text:p text:style-name="P29">Insert here/None available</text:p>
      <text:h text:style-name="P7" text:outline-level="4">Afternoon notes (laptop)</text:h>
      <text:p text:style-name="P29">Insert here/None available</text:p>
      <text:h text:style-name="P7" text:outline-level="4">Afternoon notes (phone)</text:h>
      <text:p text:style-name="P29">Insert here/None available</text:p>
      <text:h text:style-name="P7" text:outline-level="4"><text:span text:style-name="T40">Evening/</text:span>Mid-day notes (laptop)</text:h>
      <text:p text:style-name="P29">Insert here/None available</text:p>
      <text:h text:style-name="P7" text:outline-level="4"><text:span text:style-name="T40">Evening/</text:span>Mid-day notes (phone)</text:h>
      <text:p text:style-name="P29">Insert here/None available</text:p>
      <text:h text:style-name="P7" text:outline-level="4">Overnight notes (laptop)</text:h>
      <text:p text:style-name="P29">Insert here/None available</text:p>
      <text:h text:style-name="P7" text:outline-level="4"><text:soft-page-break/>Overnight notes (phone)</text:h>
      <text:p text:style-name="P29">Insert here/None available</text:p>
      <text:h text:style-name="P5" text:outline-level="2"><text:bookmark text:name="_End_of_day"/>End of day (outro)</text:h>
      <text:p text:style-name="P16"><text:span text:style-name="T41">Outro removed on October 1</text:span><text:span text:style-name="T47">st</text:span><text:span text:style-name="T41"> 2020, no longer necessary, as I have my journaling more under control</text:span></text:p>
      <text:p text:style-name="P23"><text:span text:style-name="T41"><text:s/>(PLEASE READ OUTRO TO LEARN IMPORTANT INFO ABOUT TODAYS DOCUMENT) </text:span><text:span text:style-name="T42">Outro is obsolete. Some references may remain, but you should always read previous documents first. </text:span><text:span text:style-name="T49">Don’t take content out of context.</text:span></text:p>
      <text:p text:style-name="P17"><text:span text:style-name="T42">A</text:span><text:span text:style-name="T41">lso, make sure to read overnight and daytime notes as well for more context, along with associated dates of new image, video, and other media data, such as screenshots, reddit, </text:span><text:span text:style-name="T43">camera, and more.</text:span></text:p>
      <text:p text:style-name="P18"><text:span text:style-name="T43">T</text:span><text:span text:style-name="T41">his journal is a very advanced structure, but strives for accuracy.</text:span></text:p>
      <text:p text:style-name="P19"><text:span text:style-name="T41">Daily journaling started on September 27</text:span><text:span text:style-name="T47">th</text:span><text:span text:style-name="T41"> 2016, entries before then are backed up with date data, and </text:span><text:span text:style-name="T44">don’t cover everything yet, I am still working on archiving older data.</text:span></text:p>
      <text:p text:style-name="P27"><text:span text:style-name="T44">I</text:span><text:span text:style-name="T41">mages aren’t spammed in journaling since the </text:span><text:span text:style-name="T45">December 28</text:span><text:span text:style-name="T48">th</text:span><text:span text:style-name="T45"> 2018 document, as it became excessive. This was the worst issue in December of 2018.</text:span></text:p>
      <text:p text:style-name="P20">This journal is a complex structure. Make sure to read all documents, notes, and search for mentioned files to get the full context.</text:p>
      <text:p text:style-name="P21">Outro updates are made at the beginning of each month, so check for updates on the 1<text:span text:style-name="T46">st</text:span>, then you don’t have to read it again for the rest of the month, it will just be there (January 2020 and above) the external outro has been abandoned as of February 18<text:span text:style-name="T46">th</text:span> 2019. </text:p>
      <text:p text:style-name="P21">Plot holes are very rare. If any come up, I will fill them, as I hate clusters of holes</text:p>
      <text:p text:style-name="P22">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4T13:44:46.149541252</meta:creation-date>
    <dc:date>2021-08-24T13:47:00.266806598</dc:date>
    <meta:editing-duration>PT2M14S</meta:editing-duration>
    <meta:editing-cycles>1</meta:editing-cycles>
    <meta:document-statistic meta:table-count="0" meta:image-count="0" meta:object-count="0" meta:page-count="3" meta:paragraph-count="67" meta:word-count="939" meta:character-count="5397" meta:non-whitespace-character-count="4531"/>
    <meta:generator>LibreOffice/6.4.2.2$Linux_X86_64 LibreOffice_project/40$Build-2</meta:generator>
  </office:meta>
</office:document-meta>
</file>